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78f" officeooo:paragraph-rsid="000ae78f"/>
    </style:style>
    <style:style style:name="P2" style:family="paragraph" style:parent-style-name="Standard">
      <style:text-properties officeooo:paragraph-rsid="000ae78f"/>
    </style:style>
    <style:style style:name="P3" style:family="paragraph" style:parent-style-name="Standard">
      <style:text-properties officeooo:rsid="000b6999" officeooo:paragraph-rsid="000b6999"/>
    </style:style>
    <style:style style:name="P4" style:family="paragraph" style:parent-style-name="Standard">
      <style:text-properties officeooo:rsid="000c02a3" officeooo:paragraph-rsid="000c02a3"/>
    </style:style>
    <style:style style:name="T1" style:family="text">
      <style:text-properties officeooo:rsid="000ae7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oal 1</text:p>
      <text:p text:style-name="P1">1. print_r</text:p>
      <text:p text:style-name="P1">2. $_GET[“nama variabel pada form”]</text:p>
      <text:p text:style-name="P1">3. dengan menambahkan simbol ++ setelah nama variabel</text:p>
      <text:p text:style-name="P1">4.</text:p>
      <text:p text:style-name="P1">5.</text:p>
      <text:p text:style-name="P1">a. 0123 adalah bilangan oktal karena dimulai dari 0</text:p>
      <text:p text:style-name="P2"><text:span text:style-name="T1">b. 040 adalah bilangan oktal karena dimulai dari 0</text:span></text:p>
      <text:p text:style-name="P1">untuk membuatnya menjadi bilangan bulat bisa menambahkan (int) sehingga menjadi (int)0123</text:p>
      <text:p text:style-name="P1">6 fungsi concat digunakan untuk menggabungkan 2 string menjadi satu</text:p>
      <text:p text:style-name="P3">7. 2 karena yang dirubah atau yang dideklarasikan adalah variabel local dalam fungsi</text:p>
      <text:p text:style-name="P3">8. presensiku.id</text:p>
      <text:p text:style-name="P3">a. presensi otomatis menggunakan wajah dan lokasi</text:p>
      <text:p text:style-name="P3">b. php, python, javascript</text:p>
      <text:p text:style-name="P3">c. laravel, flask</text:p>
      <text:p text:style-name="P3">d. jquery, bootstrap</text:p>
      <text:p text:style-name="P3">e. dideploy pada server digital ocean. Menggunakan storage disk s3 untuk meringankan beban penyimpanan server, vps yang digunakan lebih dari 1</text:p>
      <text:p text:style-name="P3">f jumlah tim sebanyak 10 orang saya sebagai full stack web developer, membuat dan bugsfix aplikasi serta membuat api untuk aplikasi mobile</text:p>
      <text:p text:style-name="P3"/>
      <text:p text:style-name="P4">link github : https://github.com/ARIFCAHYO09/rumah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3:00:29.035648569</meta:creation-date>
    <dc:date>2020-09-30T14:49:53.676210887</dc:date>
    <meta:editing-duration>PT1H29M4S</meta:editing-duration>
    <meta:editing-cycles>1</meta:editing-cycles>
    <meta:document-statistic meta:table-count="0" meta:image-count="0" meta:object-count="0" meta:page-count="1" meta:paragraph-count="19" meta:word-count="137" meta:character-count="907" meta:non-whitespace-character-count="789"/>
    <meta:generator>LibreOffice/6.4.6.2$Linux_X86_64 LibreOffice_project/40$Build-2</meta:generator>
  </office:meta>
</office:document-meta>
</file>